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17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8.244cm" svg:height="9.818cm" svg:x="0.99cm" svg:y="51.409cm">
            <draw:object draw:notify-on-update-of-ranges="Sheet1.B96:Sheet1.B96 Sheet1.B97:Sheet1.B105 Sheet1.C96:Sheet1.C96 Sheet1.C97:Sheet1.C105 Sheet1.D96:Sheet1.D96 Sheet1.D97:Sheet1.D105 Sheet1.E96:Sheet1.E96 Sheet1.E97:Sheet1.E10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6.813cm" svg:height="9.791cm" svg:x="22.895cm" svg:y="51.595cm">
            <draw:object draw:notify-on-update-of-ranges="Sheet1.G96:Sheet1.G96 Sheet1.G97:Sheet1.G105 Sheet1.H96:Sheet1.H96 Sheet1.H97:Sheet1.H105 Sheet1.I96:Sheet1.I96 Sheet1.I97:Sheet1.I105 Sheet1.J96:Sheet1.J96 Sheet1.J97:Sheet1.J10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5.988cm" svg:height="8.991cm" svg:x="1.211cm" svg:y="62.613cm">
            <draw:object draw:notify-on-update-of-ranges="Sheet1.F110:Sheet1.F110 Sheet1.F111:Sheet1.F119 Sheet1.G110:Sheet1.G110 Sheet1.G111:Sheet1.G119 Sheet1.H110:Sheet1.H110 Sheet1.H111:Sheet1.H11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22.152cm" svg:height="10.511cm" svg:x="1.266cm" svg:y="78.247cm">
            <draw:object draw:notify-on-update-of-ranges="Sheet1.B173:Sheet1.B173 Sheet1.B174:Sheet1.B182 Sheet1.C173:Sheet1.C173 Sheet1.C174:Sheet1.C182 Sheet1.D173:Sheet1.D173 Sheet1.D174:Sheet1.D182 Sheet1.E173:Sheet1.E173 Sheet1.E174:Sheet1.E182 Sheet1.F173:Sheet1.F173 Sheet1.F174:Sheet1.F18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9" table:default-cell-style-name="Default"/>
        <table:table-row table:style-name="ro1">
          <table:table-cell office:value-type="float" office:value="2">
            <text:p>2</text:p>
          </table:table-cell>
          <table:table-cell office:value-type="float" office:value="1000000">
            <text:p>1000000</text:p>
          </table:table-cell>
          <table:table-cell office:value-type="float" office:value="0.200869">
            <text:p>0.200869</text:p>
          </table:table-cell>
          <table:table-cell office:value-type="float" office:value="0.10508">
            <text:p>0.10508</text:p>
          </table:table-cell>
          <table:table-cell/>
          <table:table-cell office:value-type="string">
            <text:p>avg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000">
            <text:p>1000000</text:p>
          </table:table-cell>
          <table:table-cell office:value-type="float" office:value="0.199686">
            <text:p>0.199686</text:p>
          </table:table-cell>
          <table:table-cell office:value-type="float" office:value="0.106338">
            <text:p>0.106338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000">
            <text:p>1000000</text:p>
          </table:table-cell>
          <table:table-cell office:value-type="float" office:value="0.199427">
            <text:p>0.199427</text:p>
          </table:table-cell>
          <table:table-cell office:value-type="float" office:value="0.107996">
            <text:p>0.107996</text:p>
          </table:table-cell>
          <table:table-cell/>
          <table:table-cell table:style-name="ce1" office:value-type="string">
            <text:p>sequential</text:p>
          </table:table-cell>
          <table:table-cell table:style-name="ce1" office:value-type="string">
            <text:p>parallel</text:p>
          </table:table-cell>
          <table:table-cell/>
          <table:table-cell office:value-type="string">
            <text:p>speedup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000">
            <text:p>1000000</text:p>
          </table:table-cell>
          <table:table-cell office:value-type="float" office:value="0.198662">
            <text:p>0.198662</text:p>
          </table:table-cell>
          <table:table-cell office:value-type="float" office:value="0.109037">
            <text:p>0.109037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000">
            <text:p>1000000</text:p>
          </table:table-cell>
          <table:table-cell office:value-type="float" office:value="0.198772">
            <text:p>0.198772</text:p>
          </table:table-cell>
          <table:table-cell office:value-type="float" office:value="0.105934">
            <text:p>0.105934</text:p>
          </table:table-cell>
          <table:table-cell/>
          <table:table-cell table:formula="of:=AVERAGE([.C1:.C5])" office:value-type="float" office:value="0.1994832">
            <text:p>0.1994832</text:p>
          </table:table-cell>
          <table:table-cell table:formula="of:=AVERAGE([.D1:.D5])" office:value-type="float" office:value="0.106877">
            <text:p>0.106877</text:p>
          </table:table-cell>
          <table:table-cell/>
          <table:table-cell table:formula="of:=[.F5]/[.G5]" office:value-type="float" office:value="1.86647454550558">
            <text:p>1.866474545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0000">
            <text:p>2000000</text:p>
          </table:table-cell>
          <table:table-cell office:value-type="float" office:value="0.416986">
            <text:p>0.416986</text:p>
          </table:table-cell>
          <table:table-cell office:value-type="float" office:value="0.21146">
            <text:p>0.21146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0000">
            <text:p>2000000</text:p>
          </table:table-cell>
          <table:table-cell office:value-type="float" office:value="0.416983">
            <text:p>0.416983</text:p>
          </table:table-cell>
          <table:table-cell office:value-type="float" office:value="0.222937">
            <text:p>0.222937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0000">
            <text:p>2000000</text:p>
          </table:table-cell>
          <table:table-cell office:value-type="float" office:value="0.417141">
            <text:p>0.417141</text:p>
          </table:table-cell>
          <table:table-cell office:value-type="float" office:value="0.214366">
            <text:p>0.214366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0000">
            <text:p>2000000</text:p>
          </table:table-cell>
          <table:table-cell office:value-type="float" office:value="0.420792">
            <text:p>0.420792</text:p>
          </table:table-cell>
          <table:table-cell office:value-type="float" office:value="0.217821">
            <text:p>0.217821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0000">
            <text:p>2000000</text:p>
          </table:table-cell>
          <table:table-cell office:value-type="float" office:value="0.42107">
            <text:p>0.42107</text:p>
          </table:table-cell>
          <table:table-cell office:value-type="float" office:value="0.2104">
            <text:p>0.2104</text:p>
          </table:table-cell>
          <table:table-cell/>
          <table:table-cell table:formula="of:=AVERAGE([.C6:.C10])" office:value-type="float" office:value="0.4185944">
            <text:p>0.4185944</text:p>
          </table:table-cell>
          <table:table-cell table:formula="of:=AVERAGE([.D6:.D10])" office:value-type="float" office:value="0.2153968">
            <text:p>0.2153968</text:p>
          </table:table-cell>
          <table:table-cell/>
          <table:table-cell table:formula="of:=[.F10]/[.G10]" office:value-type="float" office:value="1.94336406111883">
            <text:p>1.943364061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0000">
            <text:p>5000000</text:p>
          </table:table-cell>
          <table:table-cell office:value-type="float" office:value="1.11753">
            <text:p>1.11753</text:p>
          </table:table-cell>
          <table:table-cell office:value-type="float" office:value="0.577033">
            <text:p>0.577033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0000">
            <text:p>5000000</text:p>
          </table:table-cell>
          <table:table-cell office:value-type="float" office:value="1.11212">
            <text:p>1.11212</text:p>
          </table:table-cell>
          <table:table-cell office:value-type="float" office:value="0.579408">
            <text:p>0.579408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0000">
            <text:p>5000000</text:p>
          </table:table-cell>
          <table:table-cell office:value-type="float" office:value="1.11074">
            <text:p>1.11074</text:p>
          </table:table-cell>
          <table:table-cell office:value-type="float" office:value="0.565781">
            <text:p>0.565781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0000">
            <text:p>5000000</text:p>
          </table:table-cell>
          <table:table-cell office:value-type="float" office:value="1.12263">
            <text:p>1.12263</text:p>
          </table:table-cell>
          <table:table-cell office:value-type="float" office:value="0.559712">
            <text:p>0.559712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0000">
            <text:p>5000000</text:p>
          </table:table-cell>
          <table:table-cell office:value-type="float" office:value="1.11694">
            <text:p>1.11694</text:p>
          </table:table-cell>
          <table:table-cell office:value-type="float" office:value="0.575264">
            <text:p>0.575264</text:p>
          </table:table-cell>
          <table:table-cell/>
          <table:table-cell table:formula="of:=AVERAGE([.C11:.C15])" office:value-type="float" office:value="1.115992">
            <text:p>1.115992</text:p>
          </table:table-cell>
          <table:table-cell table:formula="of:=AVERAGE([.D11:.D15])" office:value-type="float" office:value="0.5714396">
            <text:p>0.5714396</text:p>
          </table:table-cell>
          <table:table-cell/>
          <table:table-cell table:formula="of:=[.F15]/[.G15]" office:value-type="float" office:value="1.95294830809765">
            <text:p>1.952948308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0000">
            <text:p>10000000</text:p>
          </table:table-cell>
          <table:table-cell office:value-type="float" office:value="2.32098">
            <text:p>2.32098</text:p>
          </table:table-cell>
          <table:table-cell office:value-type="float" office:value="1.18608">
            <text:p>1.18608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0000">
            <text:p>10000000</text:p>
          </table:table-cell>
          <table:table-cell office:value-type="float" office:value="2.31354">
            <text:p>2.31354</text:p>
          </table:table-cell>
          <table:table-cell office:value-type="float" office:value="1.19198">
            <text:p>1.19198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0000">
            <text:p>10000000</text:p>
          </table:table-cell>
          <table:table-cell office:value-type="float" office:value="2.31588">
            <text:p>2.31588</text:p>
          </table:table-cell>
          <table:table-cell office:value-type="float" office:value="1.18511">
            <text:p>1.18511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0000">
            <text:p>10000000</text:p>
          </table:table-cell>
          <table:table-cell office:value-type="float" office:value="2.30128">
            <text:p>2.30128</text:p>
          </table:table-cell>
          <table:table-cell office:value-type="float" office:value="1.20336">
            <text:p>1.20336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0000">
            <text:p>10000000</text:p>
          </table:table-cell>
          <table:table-cell office:value-type="float" office:value="2.32941">
            <text:p>2.32941</text:p>
          </table:table-cell>
          <table:table-cell office:value-type="float" office:value="1.18821">
            <text:p>1.18821</text:p>
          </table:table-cell>
          <table:table-cell/>
          <table:table-cell table:formula="of:=AVERAGE([.C16:.C20])" office:value-type="float" office:value="2.316218">
            <text:p>2.316218</text:p>
          </table:table-cell>
          <table:table-cell table:formula="of:=AVERAGE([.D16:.D20])" office:value-type="float" office:value="1.190948">
            <text:p>1.190948</text:p>
          </table:table-cell>
          <table:table-cell/>
          <table:table-cell table:formula="of:=[.F20]/[.G20]" office:value-type="float" office:value="1.94485233612215">
            <text:p>1.944852336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00000">
            <text:p>50000000</text:p>
          </table:table-cell>
          <table:table-cell office:value-type="float" office:value="12.7324">
            <text:p>12.7324</text:p>
          </table:table-cell>
          <table:table-cell office:value-type="float" office:value="6.49495">
            <text:p>6.49495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00000">
            <text:p>50000000</text:p>
          </table:table-cell>
          <table:table-cell office:value-type="float" office:value="12.6231">
            <text:p>12.6231</text:p>
          </table:table-cell>
          <table:table-cell office:value-type="float" office:value="6.49453">
            <text:p>6.49453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00000">
            <text:p>50000000</text:p>
          </table:table-cell>
          <table:table-cell office:value-type="float" office:value="12.7348">
            <text:p>12.7348</text:p>
          </table:table-cell>
          <table:table-cell office:value-type="float" office:value="6.49161">
            <text:p>6.49161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00000">
            <text:p>50000000</text:p>
          </table:table-cell>
          <table:table-cell office:value-type="float" office:value="12.6609">
            <text:p>12.6609</text:p>
          </table:table-cell>
          <table:table-cell office:value-type="float" office:value="6.52117">
            <text:p>6.52117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00000">
            <text:p>50000000</text:p>
          </table:table-cell>
          <table:table-cell office:value-type="float" office:value="12.5964">
            <text:p>12.5964</text:p>
          </table:table-cell>
          <table:table-cell office:value-type="float" office:value="6.52075">
            <text:p>6.52075</text:p>
          </table:table-cell>
          <table:table-cell/>
          <table:table-cell table:formula="of:=AVERAGE([.C21:.C25])" office:value-type="float" office:value="12.66952">
            <text:p>12.66952</text:p>
          </table:table-cell>
          <table:table-cell table:formula="of:=AVERAGE([.D21:.D25])" office:value-type="float" office:value="6.504602">
            <text:p>6.504602</text:p>
          </table:table-cell>
          <table:table-cell/>
          <table:table-cell table:formula="of:=[.F25]/[.G25]" office:value-type="float" office:value="1.94777789632632">
            <text:p>1.9477778963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00000">
            <text:p>100000000</text:p>
          </table:table-cell>
          <table:table-cell office:value-type="float" office:value="26.2024">
            <text:p>26.2024</text:p>
          </table:table-cell>
          <table:table-cell office:value-type="float" office:value="13.4154">
            <text:p>13.4154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00000">
            <text:p>100000000</text:p>
          </table:table-cell>
          <table:table-cell office:value-type="float" office:value="26.1318">
            <text:p>26.1318</text:p>
          </table:table-cell>
          <table:table-cell office:value-type="float" office:value="13.4561">
            <text:p>13.4561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00000">
            <text:p>100000000</text:p>
          </table:table-cell>
          <table:table-cell office:value-type="float" office:value="26.1893">
            <text:p>26.1893</text:p>
          </table:table-cell>
          <table:table-cell office:value-type="float" office:value="13.4807">
            <text:p>13.4807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00000">
            <text:p>100000000</text:p>
          </table:table-cell>
          <table:table-cell office:value-type="float" office:value="26.3674">
            <text:p>26.3674</text:p>
          </table:table-cell>
          <table:table-cell office:value-type="float" office:value="13.5803">
            <text:p>13.5803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00000">
            <text:p>100000000</text:p>
          </table:table-cell>
          <table:table-cell office:value-type="float" office:value="26.1457">
            <text:p>26.1457</text:p>
          </table:table-cell>
          <table:table-cell office:value-type="float" office:value="13.4609">
            <text:p>13.4609</text:p>
          </table:table-cell>
          <table:table-cell/>
          <table:table-cell table:formula="of:=AVERAGE([.C26:.C30])" office:value-type="float" office:value="26.20732">
            <text:p>26.20732</text:p>
          </table:table-cell>
          <table:table-cell table:formula="of:=AVERAGE([.D26:.D30])" office:value-type="float" office:value="13.47868">
            <text:p>13.47868</text:p>
          </table:table-cell>
          <table:table-cell/>
          <table:table-cell table:formula="of:=[.F30]/[.G30]" office:value-type="float" office:value="1.94435360139123">
            <text:p>1.944353601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000000">
            <text:p>200000000</text:p>
          </table:table-cell>
          <table:table-cell office:value-type="float" office:value="54.2194">
            <text:p>54.2194</text:p>
          </table:table-cell>
          <table:table-cell office:value-type="float" office:value="27.4517">
            <text:p>27.4517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000000">
            <text:p>200000000</text:p>
          </table:table-cell>
          <table:table-cell office:value-type="float" office:value="54.0177">
            <text:p>54.0177</text:p>
          </table:table-cell>
          <table:table-cell office:value-type="float" office:value="27.5651">
            <text:p>27.5651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000000">
            <text:p>200000000</text:p>
          </table:table-cell>
          <table:table-cell office:value-type="float" office:value="53.9431">
            <text:p>53.9431</text:p>
          </table:table-cell>
          <table:table-cell office:value-type="float" office:value="27.4102">
            <text:p>27.4102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000000">
            <text:p>200000000</text:p>
          </table:table-cell>
          <table:table-cell office:value-type="float" office:value="53.3817">
            <text:p>53.3817</text:p>
          </table:table-cell>
          <table:table-cell office:value-type="float" office:value="27.5548">
            <text:p>27.5548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000000">
            <text:p>200000000</text:p>
          </table:table-cell>
          <table:table-cell office:value-type="float" office:value="54.2401">
            <text:p>54.2401</text:p>
          </table:table-cell>
          <table:table-cell office:value-type="float" office:value="27.4053">
            <text:p>27.4053</text:p>
          </table:table-cell>
          <table:table-cell/>
          <table:table-cell table:formula="of:=AVERAGE([.C31:.C35])" office:value-type="float" office:value="53.9604">
            <text:p>53.9604</text:p>
          </table:table-cell>
          <table:table-cell table:formula="of:=AVERAGE([.D31:.D35])" office:value-type="float" office:value="27.47742">
            <text:p>27.47742</text:p>
          </table:table-cell>
          <table:table-cell/>
          <table:table-cell table:formula="of:=[.F35]/[.G35]" office:value-type="float" office:value="1.96380882921322">
            <text:p>1.963808829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000000">
            <text:p>500000000</text:p>
          </table:table-cell>
          <table:table-cell office:value-type="float" office:value="138.627">
            <text:p>138.627</text:p>
          </table:table-cell>
          <table:table-cell office:value-type="float" office:value="70.4649">
            <text:p>70.4649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000000">
            <text:p>500000000</text:p>
          </table:table-cell>
          <table:table-cell office:value-type="float" office:value="137.982">
            <text:p>137.982</text:p>
          </table:table-cell>
          <table:table-cell office:value-type="float" office:value="70.5071">
            <text:p>70.5071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000000">
            <text:p>500000000</text:p>
          </table:table-cell>
          <table:table-cell office:value-type="float" office:value="137.886">
            <text:p>137.886</text:p>
          </table:table-cell>
          <table:table-cell office:value-type="float" office:value="70.8343">
            <text:p>70.8343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000000">
            <text:p>500000000</text:p>
          </table:table-cell>
          <table:table-cell office:value-type="float" office:value="137.788">
            <text:p>137.788</text:p>
          </table:table-cell>
          <table:table-cell office:value-type="float" office:value="70.173">
            <text:p>70.173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000000">
            <text:p>500000000</text:p>
          </table:table-cell>
          <table:table-cell office:value-type="float" office:value="138.714">
            <text:p>138.714</text:p>
          </table:table-cell>
          <table:table-cell office:value-type="float" office:value="70.106">
            <text:p>70.106</text:p>
          </table:table-cell>
          <table:table-cell/>
          <table:table-cell table:formula="of:=AVERAGE([.C36:.C40])" office:value-type="float" office:value="138.1994">
            <text:p>138.1994</text:p>
          </table:table-cell>
          <table:table-cell table:formula="of:=AVERAGE([.D36:.D40])" office:value-type="float" office:value="70.41706">
            <text:p>70.41706</text:p>
          </table:table-cell>
          <table:table-cell/>
          <table:table-cell table:formula="of:=[.F40]/[.G40]" office:value-type="float" office:value="1.96258406698604">
            <text:p>1.962584067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000000">
            <text:p>1000000000</text:p>
          </table:table-cell>
          <table:table-cell office:value-type="float" office:value="282.758">
            <text:p>282.758</text:p>
          </table:table-cell>
          <table:table-cell office:value-type="float" office:value="144.014">
            <text:p>144.014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000000">
            <text:p>1000000000</text:p>
          </table:table-cell>
          <table:table-cell office:value-type="float" office:value="282.974">
            <text:p>282.974</text:p>
          </table:table-cell>
          <table:table-cell office:value-type="float" office:value="142.655">
            <text:p>142.655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000000">
            <text:p>1000000000</text:p>
          </table:table-cell>
          <table:table-cell office:value-type="float" office:value="283.599">
            <text:p>283.599</text:p>
          </table:table-cell>
          <table:table-cell office:value-type="float" office:value="142.857">
            <text:p>142.857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000000">
            <text:p>1000000000</text:p>
          </table:table-cell>
          <table:table-cell office:value-type="float" office:value="284.697">
            <text:p>284.697</text:p>
          </table:table-cell>
          <table:table-cell office:value-type="float" office:value="143.254">
            <text:p>143.254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000000">
            <text:p>1000000000</text:p>
          </table:table-cell>
          <table:table-cell office:value-type="float" office:value="284.034">
            <text:p>284.034</text:p>
          </table:table-cell>
          <table:table-cell office:value-type="float" office:value="143.44">
            <text:p>143.44</text:p>
          </table:table-cell>
          <table:table-cell/>
          <table:table-cell table:formula="of:=AVERAGE([.C41:.C45])" office:value-type="float" office:value="283.6124">
            <text:p>283.6124</text:p>
          </table:table-cell>
          <table:table-cell table:formula="of:=AVERAGE([.D41:.D45])" office:value-type="float" office:value="143.244">
            <text:p>143.244</text:p>
          </table:table-cell>
          <table:table-cell/>
          <table:table-cell table:formula="of:=[.F45]/[.G45]" office:value-type="float" office:value="1.97992516265952">
            <text:p>1.9799251627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0000">
            <text:p>1000000</text:p>
          </table:table-cell>
          <table:table-cell office:value-type="float" office:value="0.196342">
            <text:p>0.196342</text:p>
          </table:table-cell>
          <table:table-cell office:value-type="float" office:value="0.0661885">
            <text:p>0.0661885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0000">
            <text:p>1000000</text:p>
          </table:table-cell>
          <table:table-cell office:value-type="float" office:value="0.199731">
            <text:p>0.199731</text:p>
          </table:table-cell>
          <table:table-cell office:value-type="float" office:value="0.0646169">
            <text:p>0.0646169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0000">
            <text:p>1000000</text:p>
          </table:table-cell>
          <table:table-cell office:value-type="float" office:value="0.199085">
            <text:p>0.199085</text:p>
          </table:table-cell>
          <table:table-cell office:value-type="float" office:value="0.0608005">
            <text:p>0.0608005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0000">
            <text:p>1000000</text:p>
          </table:table-cell>
          <table:table-cell office:value-type="float" office:value="0.198046">
            <text:p>0.198046</text:p>
          </table:table-cell>
          <table:table-cell office:value-type="float" office:value="0.0630417">
            <text:p>0.0630417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0000">
            <text:p>1000000</text:p>
          </table:table-cell>
          <table:table-cell office:value-type="float" office:value="0.201404">
            <text:p>0.201404</text:p>
          </table:table-cell>
          <table:table-cell office:value-type="float" office:value="0.0764533">
            <text:p>0.0764533</text:p>
          </table:table-cell>
          <table:table-cell/>
          <table:table-cell table:formula="of:=AVERAGE([.C47:.C51])" office:value-type="float" office:value="0.1989216">
            <text:p>0.1989216</text:p>
          </table:table-cell>
          <table:table-cell table:formula="of:=AVERAGE([.D47:.D51])" office:value-type="float" office:value="0.06622018">
            <text:p>0.06622018</text:p>
          </table:table-cell>
          <table:table-cell/>
          <table:table-cell table:formula="of:=[.F51]/[.G51]" office:value-type="float" office:value="3.00394230278444">
            <text:p>3.0039423028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0000">
            <text:p>2000000</text:p>
          </table:table-cell>
          <table:table-cell office:value-type="float" office:value="0.415083">
            <text:p>0.415083</text:p>
          </table:table-cell>
          <table:table-cell office:value-type="float" office:value="0.135078">
            <text:p>0.135078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0000">
            <text:p>2000000</text:p>
          </table:table-cell>
          <table:table-cell office:value-type="float" office:value="0.418101">
            <text:p>0.418101</text:p>
          </table:table-cell>
          <table:table-cell office:value-type="float" office:value="0.138691">
            <text:p>0.138691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0000">
            <text:p>2000000</text:p>
          </table:table-cell>
          <table:table-cell office:value-type="float" office:value="0.41756">
            <text:p>0.41756</text:p>
          </table:table-cell>
          <table:table-cell office:value-type="float" office:value="0.130428">
            <text:p>0.130428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0000">
            <text:p>2000000</text:p>
          </table:table-cell>
          <table:table-cell office:value-type="float" office:value="0.418068">
            <text:p>0.418068</text:p>
          </table:table-cell>
          <table:table-cell office:value-type="float" office:value="0.137047">
            <text:p>0.137047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0000">
            <text:p>2000000</text:p>
          </table:table-cell>
          <table:table-cell office:value-type="float" office:value="0.420059">
            <text:p>0.420059</text:p>
          </table:table-cell>
          <table:table-cell office:value-type="float" office:value="0.12328">
            <text:p>0.12328</text:p>
          </table:table-cell>
          <table:table-cell/>
          <table:table-cell table:formula="of:=AVERAGE([.C52:.C56])" office:value-type="float" office:value="0.4177742">
            <text:p>0.4177742</text:p>
          </table:table-cell>
          <table:table-cell table:formula="of:=AVERAGE([.D52:.D56])" office:value-type="float" office:value="0.1329048">
            <text:p>0.1329048</text:p>
          </table:table-cell>
          <table:table-cell/>
          <table:table-cell table:formula="of:=[.F56]/[.G56]" office:value-type="float" office:value="3.14340941786903">
            <text:p>3.1434094179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000000">
            <text:p>5000000</text:p>
          </table:table-cell>
          <table:table-cell office:value-type="float" office:value="1.12249">
            <text:p>1.12249</text:p>
          </table:table-cell>
          <table:table-cell office:value-type="float" office:value="0.332819">
            <text:p>0.332819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000000">
            <text:p>5000000</text:p>
          </table:table-cell>
          <table:table-cell office:value-type="float" office:value="1.09894">
            <text:p>1.09894</text:p>
          </table:table-cell>
          <table:table-cell office:value-type="float" office:value="0.357282">
            <text:p>0.357282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000000">
            <text:p>5000000</text:p>
          </table:table-cell>
          <table:table-cell office:value-type="float" office:value="1.10805">
            <text:p>1.10805</text:p>
          </table:table-cell>
          <table:table-cell office:value-type="float" office:value="0.383067">
            <text:p>0.383067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000000">
            <text:p>5000000</text:p>
          </table:table-cell>
          <table:table-cell office:value-type="float" office:value="1.12395">
            <text:p>1.12395</text:p>
          </table:table-cell>
          <table:table-cell office:value-type="float" office:value="0.330011">
            <text:p>0.330011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000000">
            <text:p>5000000</text:p>
          </table:table-cell>
          <table:table-cell office:value-type="float" office:value="1.12067">
            <text:p>1.12067</text:p>
          </table:table-cell>
          <table:table-cell office:value-type="float" office:value="0.362671">
            <text:p>0.362671</text:p>
          </table:table-cell>
          <table:table-cell/>
          <table:table-cell table:formula="of:=AVERAGE([.C57:.C61])" office:value-type="float" office:value="1.11482">
            <text:p>1.11482</text:p>
          </table:table-cell>
          <table:table-cell table:formula="of:=AVERAGE([.D57:.D61])" office:value-type="float" office:value="0.35317">
            <text:p>0.35317</text:p>
          </table:table-cell>
          <table:table-cell/>
          <table:table-cell table:formula="of:=[.F61]/[.G61]" office:value-type="float" office:value="3.15661013109834">
            <text:p>3.156610131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00000">
            <text:p>10000000</text:p>
          </table:table-cell>
          <table:table-cell office:value-type="float" office:value="2.34974">
            <text:p>2.34974</text:p>
          </table:table-cell>
          <table:table-cell office:value-type="float" office:value="0.716015">
            <text:p>0.716015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00000">
            <text:p>10000000</text:p>
          </table:table-cell>
          <table:table-cell office:value-type="float" office:value="2.33683">
            <text:p>2.33683</text:p>
          </table:table-cell>
          <table:table-cell office:value-type="float" office:value="0.701311">
            <text:p>0.701311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00000">
            <text:p>10000000</text:p>
          </table:table-cell>
          <table:table-cell office:value-type="float" office:value="2.32909">
            <text:p>2.32909</text:p>
          </table:table-cell>
          <table:table-cell office:value-type="float" office:value="0.730146">
            <text:p>0.730146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00000">
            <text:p>10000000</text:p>
          </table:table-cell>
          <table:table-cell office:value-type="float" office:value="2.32389">
            <text:p>2.32389</text:p>
          </table:table-cell>
          <table:table-cell office:value-type="float" office:value="0.740261">
            <text:p>0.740261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00000">
            <text:p>10000000</text:p>
          </table:table-cell>
          <table:table-cell office:value-type="float" office:value="2.34168">
            <text:p>2.34168</text:p>
          </table:table-cell>
          <table:table-cell office:value-type="float" office:value="0.712008">
            <text:p>0.712008</text:p>
          </table:table-cell>
          <table:table-cell/>
          <table:table-cell table:formula="of:=AVERAGE([.C62:.C66])" office:value-type="float" office:value="2.336246">
            <text:p>2.336246</text:p>
          </table:table-cell>
          <table:table-cell table:formula="of:=AVERAGE([.D62:.D66])" office:value-type="float" office:value="0.7199482">
            <text:p>0.7199482</text:p>
          </table:table-cell>
          <table:table-cell/>
          <table:table-cell table:formula="of:=[.F66]/[.G66]" office:value-type="float" office:value="3.24501957224145">
            <text:p>3.2450195722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0000000">
            <text:p>50000000</text:p>
          </table:table-cell>
          <table:table-cell office:value-type="float" office:value="12.8457">
            <text:p>12.8457</text:p>
          </table:table-cell>
          <table:table-cell office:value-type="float" office:value="3.7831">
            <text:p>3.7831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0000000">
            <text:p>50000000</text:p>
          </table:table-cell>
          <table:table-cell office:value-type="float" office:value="12.8704">
            <text:p>12.8704</text:p>
          </table:table-cell>
          <table:table-cell office:value-type="float" office:value="3.80706">
            <text:p>3.80706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0000000">
            <text:p>50000000</text:p>
          </table:table-cell>
          <table:table-cell office:value-type="float" office:value="12.8248">
            <text:p>12.8248</text:p>
          </table:table-cell>
          <table:table-cell office:value-type="float" office:value="3.93742">
            <text:p>3.93742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0000000">
            <text:p>50000000</text:p>
          </table:table-cell>
          <table:table-cell office:value-type="float" office:value="12.8168">
            <text:p>12.8168</text:p>
          </table:table-cell>
          <table:table-cell office:value-type="float" office:value="3.72677">
            <text:p>3.72677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0000000">
            <text:p>50000000</text:p>
          </table:table-cell>
          <table:table-cell office:value-type="float" office:value="12.7647">
            <text:p>12.7647</text:p>
          </table:table-cell>
          <table:table-cell office:value-type="float" office:value="3.79851">
            <text:p>3.79851</text:p>
          </table:table-cell>
          <table:table-cell/>
          <table:table-cell table:formula="of:=AVERAGE([.C67:.C71])" office:value-type="float" office:value="12.82448">
            <text:p>12.82448</text:p>
          </table:table-cell>
          <table:table-cell table:formula="of:=AVERAGE([.D67:.D71])" office:value-type="float" office:value="3.810572">
            <text:p>3.810572</text:p>
          </table:table-cell>
          <table:table-cell/>
          <table:table-cell table:formula="of:=[.F71]/[.G71]" office:value-type="float" office:value="3.36549998267977">
            <text:p>3.3654999827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000000">
            <text:p>100000000</text:p>
          </table:table-cell>
          <table:table-cell office:value-type="float" office:value="26.3812">
            <text:p>26.3812</text:p>
          </table:table-cell>
          <table:table-cell office:value-type="float" office:value="7.61541">
            <text:p>7.61541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000000">
            <text:p>100000000</text:p>
          </table:table-cell>
          <table:table-cell office:value-type="float" office:value="26.2783">
            <text:p>26.2783</text:p>
          </table:table-cell>
          <table:table-cell office:value-type="float" office:value="7.63616">
            <text:p>7.63616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000000">
            <text:p>100000000</text:p>
          </table:table-cell>
          <table:table-cell office:value-type="float" office:value="26.0962">
            <text:p>26.0962</text:p>
          </table:table-cell>
          <table:table-cell office:value-type="float" office:value="7.78052">
            <text:p>7.78052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000000">
            <text:p>100000000</text:p>
          </table:table-cell>
          <table:table-cell office:value-type="float" office:value="26.3585">
            <text:p>26.3585</text:p>
          </table:table-cell>
          <table:table-cell office:value-type="float" office:value="7.77677">
            <text:p>7.77677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000000">
            <text:p>100000000</text:p>
          </table:table-cell>
          <table:table-cell office:value-type="float" office:value="26.4055">
            <text:p>26.4055</text:p>
          </table:table-cell>
          <table:table-cell office:value-type="float" office:value="7.53948">
            <text:p>7.53948</text:p>
          </table:table-cell>
          <table:table-cell/>
          <table:table-cell table:formula="of:=AVERAGE([.C72:.C76])" office:value-type="float" office:value="26.30394">
            <text:p>26.30394</text:p>
          </table:table-cell>
          <table:table-cell table:formula="of:=AVERAGE([.D72:.D76])" office:value-type="float" office:value="7.669668">
            <text:p>7.669668</text:p>
          </table:table-cell>
          <table:table-cell/>
          <table:table-cell table:formula="of:=[.F76]/[.G76]" office:value-type="float" office:value="3.42960607942873">
            <text:p>3.4296060794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000000">
            <text:p>200000000</text:p>
          </table:table-cell>
          <table:table-cell office:value-type="float" office:value="53.497">
            <text:p>53.497</text:p>
          </table:table-cell>
          <table:table-cell office:value-type="float" office:value="15.4657">
            <text:p>15.4657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000000">
            <text:p>200000000</text:p>
          </table:table-cell>
          <table:table-cell office:value-type="float" office:value="53.78">
            <text:p>53.78</text:p>
          </table:table-cell>
          <table:table-cell office:value-type="float" office:value="15.5238">
            <text:p>15.5238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000000">
            <text:p>200000000</text:p>
          </table:table-cell>
          <table:table-cell office:value-type="float" office:value="54.0227">
            <text:p>54.0227</text:p>
          </table:table-cell>
          <table:table-cell office:value-type="float" office:value="15.3114">
            <text:p>15.3114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000000">
            <text:p>200000000</text:p>
          </table:table-cell>
          <table:table-cell office:value-type="float" office:value="53.7053">
            <text:p>53.7053</text:p>
          </table:table-cell>
          <table:table-cell office:value-type="float" office:value="15.4299">
            <text:p>15.4299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000000">
            <text:p>200000000</text:p>
          </table:table-cell>
          <table:table-cell office:value-type="float" office:value="53.4697">
            <text:p>53.4697</text:p>
          </table:table-cell>
          <table:table-cell office:value-type="float" office:value="15.5278">
            <text:p>15.5278</text:p>
          </table:table-cell>
          <table:table-cell/>
          <table:table-cell table:formula="of:=AVERAGE([.C77:.C81])" office:value-type="float" office:value="53.69494">
            <text:p>53.69494</text:p>
          </table:table-cell>
          <table:table-cell table:formula="of:=AVERAGE([.D77:.D81])" office:value-type="float" office:value="15.45172">
            <text:p>15.45172</text:p>
          </table:table-cell>
          <table:table-cell/>
          <table:table-cell table:formula="of:=[.F81]/[.G81]" office:value-type="float" office:value="3.47501378487314">
            <text:p>3.4750137849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00000000">
            <text:p>500000000</text:p>
          </table:table-cell>
          <table:table-cell office:value-type="float" office:value="138.068">
            <text:p>138.068</text:p>
          </table:table-cell>
          <table:table-cell office:value-type="float" office:value="39.5612">
            <text:p>39.5612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00000000">
            <text:p>500000000</text:p>
          </table:table-cell>
          <table:table-cell office:value-type="float" office:value="138.841">
            <text:p>138.841</text:p>
          </table:table-cell>
          <table:table-cell office:value-type="float" office:value="39.9356">
            <text:p>39.9356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00000000">
            <text:p>500000000</text:p>
          </table:table-cell>
          <table:table-cell office:value-type="float" office:value="138.286">
            <text:p>138.286</text:p>
          </table:table-cell>
          <table:table-cell office:value-type="float" office:value="38.9947">
            <text:p>38.9947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00000000">
            <text:p>500000000</text:p>
          </table:table-cell>
          <table:table-cell office:value-type="float" office:value="137.777">
            <text:p>137.777</text:p>
          </table:table-cell>
          <table:table-cell office:value-type="float" office:value="39.0107">
            <text:p>39.0107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00000000">
            <text:p>500000000</text:p>
          </table:table-cell>
          <table:table-cell office:value-type="float" office:value="139.366">
            <text:p>139.366</text:p>
          </table:table-cell>
          <table:table-cell office:value-type="float" office:value="38.8484">
            <text:p>38.8484</text:p>
          </table:table-cell>
          <table:table-cell/>
          <table:table-cell table:formula="of:=AVERAGE([.C82:.C86])" office:value-type="float" office:value="138.4676">
            <text:p>138.4676</text:p>
          </table:table-cell>
          <table:table-cell table:formula="of:=AVERAGE([.D82:.D86])" office:value-type="float" office:value="39.27012">
            <text:p>39.27012</text:p>
          </table:table-cell>
          <table:table-cell/>
          <table:table-cell table:formula="of:=[.F86]/[.G86]" office:value-type="float" office:value="3.52602945954838">
            <text:p>3.526029459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0000000">
            <text:p>1000000000</text:p>
          </table:table-cell>
          <table:table-cell office:value-type="float" office:value="283.902">
            <text:p>283.902</text:p>
          </table:table-cell>
          <table:table-cell office:value-type="float" office:value="78.8012">
            <text:p>78.8012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0000000">
            <text:p>1000000000</text:p>
          </table:table-cell>
          <table:table-cell office:value-type="float" office:value="285.485">
            <text:p>285.485</text:p>
          </table:table-cell>
          <table:table-cell office:value-type="float" office:value="78.173">
            <text:p>78.173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0000000">
            <text:p>1000000000</text:p>
          </table:table-cell>
          <table:table-cell office:value-type="float" office:value="283.94">
            <text:p>283.94</text:p>
          </table:table-cell>
          <table:table-cell office:value-type="float" office:value="78.5442">
            <text:p>78.5442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0000000">
            <text:p>1000000000</text:p>
          </table:table-cell>
          <table:table-cell office:value-type="float" office:value="284.783">
            <text:p>284.783</text:p>
          </table:table-cell>
          <table:table-cell office:value-type="float" office:value="79.7833">
            <text:p>79.7833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0000000">
            <text:p>1000000000</text:p>
          </table:table-cell>
          <table:table-cell office:value-type="float" office:value="282.628">
            <text:p>282.628</text:p>
          </table:table-cell>
          <table:table-cell office:value-type="float" office:value="79.4876">
            <text:p>79.4876</text:p>
          </table:table-cell>
          <table:table-cell/>
          <table:table-cell table:formula="of:=AVERAGE([.C87:.C91])" office:value-type="float" office:value="284.1476">
            <text:p>284.1476</text:p>
          </table:table-cell>
          <table:table-cell table:formula="of:=AVERAGE([.D87:.D91])" office:value-type="float" office:value="78.95786">
            <text:p>78.95786</text:p>
          </table:table-cell>
          <table:table-cell/>
          <table:table-cell table:formula="of:=[.F91]/[.G91]" office:value-type="float" office:value="3.59872468681395">
            <text:p>3.5987246868</text:p>
          </table:table-cell>
          <table:table-cell table:number-columns-repeated="4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6"/>
          <table:table-cell table:style-name="ce3" office:value-type="string">
            <text:p>NORMALIZED</text:p>
          </table:table-cell>
          <table:table-cell table:number-columns-repeated="6"/>
        </table:table-row>
        <table:table-row table:style-name="ro1">
          <table:table-cell table:style-name="ce1" office:value-type="string">
            <text:p>threads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sequential</text:p>
          </table:table-cell>
          <table:table-cell table:style-name="ce1" office:value-type="string">
            <text:p>OpenMP 2 threads</text:p>
          </table:table-cell>
          <table:table-cell table:style-name="ce1" office:value-type="string">
            <text:p>OpenMP 4 threads</text:p>
          </table:table-cell>
          <table:table-cell/>
          <table:table-cell table:style-name="ce1" office:value-type="string">
            <text:p>size</text:p>
          </table:table-cell>
          <table:table-cell table:style-name="ce1" office:value-type="string">
            <text:p>sequential</text:p>
          </table:table-cell>
          <table:table-cell table:style-name="ce1" office:value-type="string">
            <text:p>OpenMP 2 threads</text:p>
          </table:table-cell>
          <table:table-cell table:style-name="ce1" office:value-type="string">
            <text:p>OpenMP 4 threads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string">
            <text:p>10^6</text:p>
          </table:table-cell>
          <table:table-cell office:value-type="float" office:value="0.1994832">
            <text:p>0.1994832</text:p>
          </table:table-cell>
          <table:table-cell office:value-type="float" office:value="0.106877">
            <text:p>0.106877</text:p>
          </table:table-cell>
          <table:table-cell office:value-type="float" office:value="0.06622018">
            <text:p>0.06622018</text:p>
          </table:table-cell>
          <table:table-cell/>
          <table:table-cell table:style-name="ce2" office:value-type="string">
            <text:p>10^6</text:p>
          </table:table-cell>
          <table:table-cell table:formula="of:=[.C97]/[.C97]" office:value-type="float" office:value="1">
            <text:p>1</text:p>
          </table:table-cell>
          <table:table-cell table:formula="of:=[.D97]/[.C97]" office:value-type="float" office:value="0.535769428202475">
            <text:p>0.5357694282</text:p>
          </table:table-cell>
          <table:table-cell table:formula="of:=[.E97]/[.C97]" office:value-type="float" office:value="0.331958681232304">
            <text:p>0.3319586812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string">
            <text:p>2*10^6</text:p>
          </table:table-cell>
          <table:table-cell office:value-type="float" office:value="0.4185944">
            <text:p>0.4185944</text:p>
          </table:table-cell>
          <table:table-cell office:value-type="float" office:value="0.2153968">
            <text:p>0.2153968</text:p>
          </table:table-cell>
          <table:table-cell office:value-type="float" office:value="0.1329048">
            <text:p>0.1329048</text:p>
          </table:table-cell>
          <table:table-cell/>
          <table:table-cell table:style-name="ce2" office:value-type="string">
            <text:p>2*10^6</text:p>
          </table:table-cell>
          <table:table-cell table:formula="of:=[.C98]/[.C98]" office:value-type="float" office:value="1">
            <text:p>1</text:p>
          </table:table-cell>
          <table:table-cell table:formula="of:=[.D98]/[.C98]" office:value-type="float" office:value="0.514571623509536">
            <text:p>0.5145716235</text:p>
          </table:table-cell>
          <table:table-cell table:formula="of:=[.E98]/[.C98]" office:value-type="float" office:value="0.317502575285288">
            <text:p>0.3175025753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string">
            <text:p>5*10^6</text:p>
          </table:table-cell>
          <table:table-cell office:value-type="float" office:value="1.115992">
            <text:p>1.115992</text:p>
          </table:table-cell>
          <table:table-cell office:value-type="float" office:value="0.5714396">
            <text:p>0.5714396</text:p>
          </table:table-cell>
          <table:table-cell office:value-type="float" office:value="0.35317">
            <text:p>0.35317</text:p>
          </table:table-cell>
          <table:table-cell/>
          <table:table-cell table:style-name="ce2" office:value-type="string">
            <text:p>5*10^6</text:p>
          </table:table-cell>
          <table:table-cell table:formula="of:=[.C99]/[.C99]" office:value-type="float" office:value="1">
            <text:p>1</text:p>
          </table:table-cell>
          <table:table-cell table:formula="of:=[.D99]/[.C99]" office:value-type="float" office:value="0.512046322912709">
            <text:p>0.5120463229</text:p>
          </table:table-cell>
          <table:table-cell table:formula="of:=[.E99]/[.C99]" office:value-type="float" office:value="0.316462842027541">
            <text:p>0.316462842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string">
            <text:p>10^7</text:p>
          </table:table-cell>
          <table:table-cell office:value-type="float" office:value="2.316218">
            <text:p>2.316218</text:p>
          </table:table-cell>
          <table:table-cell office:value-type="float" office:value="1.190948">
            <text:p>1.190948</text:p>
          </table:table-cell>
          <table:table-cell office:value-type="float" office:value="0.7199482">
            <text:p>0.7199482</text:p>
          </table:table-cell>
          <table:table-cell/>
          <table:table-cell table:style-name="ce2" office:value-type="string">
            <text:p>10^7</text:p>
          </table:table-cell>
          <table:table-cell table:formula="of:=[.C100]/[.C100]" office:value-type="float" office:value="1">
            <text:p>1</text:p>
          </table:table-cell>
          <table:table-cell table:formula="of:=[.D100]/[.C100]" office:value-type="float" office:value="0.51417785372534">
            <text:p>0.5141778537</text:p>
          </table:table-cell>
          <table:table-cell table:formula="of:=[.E100]/[.C100]" office:value-type="float" office:value="0.310829205195711">
            <text:p>0.3108292052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string">
            <text:p>5*10^7</text:p>
          </table:table-cell>
          <table:table-cell office:value-type="float" office:value="12.66952">
            <text:p>12.66952</text:p>
          </table:table-cell>
          <table:table-cell office:value-type="float" office:value="6.504602">
            <text:p>6.504602</text:p>
          </table:table-cell>
          <table:table-cell office:value-type="float" office:value="3.810572">
            <text:p>3.810572</text:p>
          </table:table-cell>
          <table:table-cell/>
          <table:table-cell table:style-name="ce2" office:value-type="string">
            <text:p>5*10^7</text:p>
          </table:table-cell>
          <table:table-cell table:formula="of:=[.C101]/[.C101]" office:value-type="float" office:value="1">
            <text:p>1</text:p>
          </table:table-cell>
          <table:table-cell table:formula="of:=[.D101]/[.C101]" office:value-type="float" office:value="0.513405559168777">
            <text:p>0.5134055592</text:p>
          </table:table-cell>
          <table:table-cell table:formula="of:=[.E101]/[.C101]" office:value-type="float" office:value="0.300766879881795">
            <text:p>0.3007668799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string">
            <text:p>10^8</text:p>
          </table:table-cell>
          <table:table-cell office:value-type="float" office:value="26.20732">
            <text:p>26.20732</text:p>
          </table:table-cell>
          <table:table-cell office:value-type="float" office:value="13.47868">
            <text:p>13.47868</text:p>
          </table:table-cell>
          <table:table-cell office:value-type="float" office:value="7.669668">
            <text:p>7.669668</text:p>
          </table:table-cell>
          <table:table-cell/>
          <table:table-cell table:style-name="ce2" office:value-type="string">
            <text:p>10^8</text:p>
          </table:table-cell>
          <table:table-cell table:formula="of:=[.C102]/[.C102]" office:value-type="float" office:value="1">
            <text:p>1</text:p>
          </table:table-cell>
          <table:table-cell table:formula="of:=[.D102]/[.C102]" office:value-type="float" office:value="0.514309742468898">
            <text:p>0.5143097425</text:p>
          </table:table-cell>
          <table:table-cell table:formula="of:=[.E102]/[.C102]" office:value-type="float" office:value="0.292653655543566">
            <text:p>0.29265365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string">
            <text:p>2*10^8</text:p>
          </table:table-cell>
          <table:table-cell office:value-type="float" office:value="53.9604">
            <text:p>53.9604</text:p>
          </table:table-cell>
          <table:table-cell office:value-type="float" office:value="27.47742">
            <text:p>27.47742</text:p>
          </table:table-cell>
          <table:table-cell office:value-type="float" office:value="15.45172">
            <text:p>15.45172</text:p>
          </table:table-cell>
          <table:table-cell/>
          <table:table-cell table:style-name="ce2" office:value-type="string">
            <text:p>2*10^8</text:p>
          </table:table-cell>
          <table:table-cell table:formula="of:=[.C103]/[.C103]" office:value-type="float" office:value="1">
            <text:p>1</text:p>
          </table:table-cell>
          <table:table-cell table:formula="of:=[.D103]/[.C103]" office:value-type="float" office:value="0.50921453510352">
            <text:p>0.5092145351</text:p>
          </table:table-cell>
          <table:table-cell table:formula="of:=[.E103]/[.C103]" office:value-type="float" office:value="0.286352955130058">
            <text:p>0.286352955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string">
            <text:p>5*10^8</text:p>
          </table:table-cell>
          <table:table-cell office:value-type="float" office:value="138.1994">
            <text:p>138.1994</text:p>
          </table:table-cell>
          <table:table-cell office:value-type="float" office:value="70.41706">
            <text:p>70.41706</text:p>
          </table:table-cell>
          <table:table-cell office:value-type="float" office:value="39.27012">
            <text:p>39.27012</text:p>
          </table:table-cell>
          <table:table-cell/>
          <table:table-cell table:style-name="ce2" office:value-type="string">
            <text:p>5*10^8</text:p>
          </table:table-cell>
          <table:table-cell table:formula="of:=[.C104]/[.C104]" office:value-type="float" office:value="1">
            <text:p>1</text:p>
          </table:table-cell>
          <table:table-cell table:formula="of:=[.D104]/[.C104]" office:value-type="float" office:value="0.509532313454328">
            <text:p>0.5095323135</text:p>
          </table:table-cell>
          <table:table-cell table:formula="of:=[.E104]/[.C104]" office:value-type="float" office:value="0.284155502845888">
            <text:p>0.2841555028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string">
            <text:p>10^9</text:p>
          </table:table-cell>
          <table:table-cell office:value-type="float" office:value="283.6124">
            <text:p>283.6124</text:p>
          </table:table-cell>
          <table:table-cell office:value-type="float" office:value="143.244">
            <text:p>143.244</text:p>
          </table:table-cell>
          <table:table-cell office:value-type="float" office:value="78.95786">
            <text:p>78.95786</text:p>
          </table:table-cell>
          <table:table-cell/>
          <table:table-cell table:style-name="ce2" office:value-type="string">
            <text:p>10^9</text:p>
          </table:table-cell>
          <table:table-cell table:formula="of:=[.C105]/[.C105]" office:value-type="float" office:value="1">
            <text:p>1</text:p>
          </table:table-cell>
          <table:table-cell table:formula="of:=[.D105]/[.C105]" office:value-type="float" office:value="0.505069594982448">
            <text:p>0.505069595</text:p>
          </table:table-cell>
          <table:table-cell table:formula="of:=[.E105]/[.C105]" office:value-type="float" office:value="0.278400591793589">
            <text:p>0.2784005918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number-columns-repeated="9"/>
          <table:table-cell table:style-name="ce3"/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speedup over sequential</text:p>
          </table:table-cell>
          <table:table-cell table:number-columns-repeated="6"/>
        </table:table-row>
        <table:table-row table:style-name="ro1">
          <table:table-cell table:style-name="ce1" office:value-type="string">
            <text:p>threads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sequential</text:p>
          </table:table-cell>
          <table:table-cell table:style-name="ce1" office:value-type="string">
            <text:p>Parallel 4 threads</text:p>
          </table:table-cell>
          <table:table-cell/>
          <table:table-cell/>
          <table:table-cell table:style-name="ce1" office:value-type="string">
            <text:p>2 threads</text:p>
          </table:table-cell>
          <table:table-cell table:style-name="ce1" office:value-type="string">
            <text:p>4 threads</text:p>
          </table:table-cell>
          <table:table-cell/>
          <table:table-cell table:style-name="ce1"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string">
            <text:p>10^6</text:p>
          </table:table-cell>
          <table:table-cell office:value-type="float" office:value="0.2426698">
            <text:p>0.2426698</text:p>
          </table:table-cell>
          <table:table-cell office:value-type="float" office:value="0.07999808">
            <text:p>0.07999808</text:p>
          </table:table-cell>
          <table:table-cell/>
          <table:table-cell table:style-name="ce2" office:value-type="string">
            <text:p>10^6</text:p>
          </table:table-cell>
          <table:table-cell table:style-name="ce4" table:formula="of:=[.C97]/[.D97]" office:value-type="float" office:value="1.86647454550558">
            <text:p>1.87</text:p>
          </table:table-cell>
          <table:table-cell table:style-name="ce4" table:formula="of:=[.C97]/[.E97]" office:value-type="float" office:value="3.01242310123591">
            <text:p>3.0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string">
            <text:p>2*10^6</text:p>
          </table:table-cell>
          <table:table-cell office:value-type="float" office:value="0.5592556">
            <text:p>0.5592556</text:p>
          </table:table-cell>
          <table:table-cell office:value-type="float" office:value="0.172453">
            <text:p>0.172453</text:p>
          </table:table-cell>
          <table:table-cell/>
          <table:table-cell table:style-name="ce2" office:value-type="string">
            <text:p>2*10^6</text:p>
          </table:table-cell>
          <table:table-cell table:style-name="ce4" table:formula="of:=[.C98]/[.D98]" office:value-type="float" office:value="1.94336406111883">
            <text:p>1.94</text:p>
          </table:table-cell>
          <table:table-cell table:style-name="ce4" table:formula="of:=[.C98]/[.E98]" office:value-type="float" office:value="3.14958075253866">
            <text:p>3.15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string">
            <text:p>5*10^6</text:p>
          </table:table-cell>
          <table:table-cell office:value-type="float" office:value="1.36027">
            <text:p>1.36027</text:p>
          </table:table-cell>
          <table:table-cell office:value-type="float" office:value="0.4298092">
            <text:p>0.4298092</text:p>
          </table:table-cell>
          <table:table-cell/>
          <table:table-cell table:style-name="ce2" office:value-type="string">
            <text:p>5*10^6</text:p>
          </table:table-cell>
          <table:table-cell table:style-name="ce4" table:formula="of:=[.C99]/[.D99]" office:value-type="float" office:value="1.95294830809765">
            <text:p>1.95</text:p>
          </table:table-cell>
          <table:table-cell table:style-name="ce4" table:formula="of:=[.C99]/[.E99]" office:value-type="float" office:value="3.15992864626101">
            <text:p>3.16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string">
            <text:p>10^7</text:p>
          </table:table-cell>
          <table:table-cell office:value-type="float" office:value="4.435438">
            <text:p>4.435438</text:p>
          </table:table-cell>
          <table:table-cell office:value-type="float" office:value="1.3333652">
            <text:p>1.3333652</text:p>
          </table:table-cell>
          <table:table-cell/>
          <table:table-cell table:style-name="ce2" office:value-type="string">
            <text:p>10^7</text:p>
          </table:table-cell>
          <table:table-cell table:style-name="ce4" table:formula="of:=[.C100]/[.D100]" office:value-type="float" office:value="1.94485233612215">
            <text:p>1.94</text:p>
          </table:table-cell>
          <table:table-cell table:style-name="ce4" table:formula="of:=[.C100]/[.E100]" office:value-type="float" office:value="3.21720090417616">
            <text:p>3.22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string">
            <text:p>5*10^7</text:p>
          </table:table-cell>
          <table:table-cell office:value-type="float" office:value="15.53158">
            <text:p>15.53158</text:p>
          </table:table-cell>
          <table:table-cell office:value-type="float" office:value="4.577034">
            <text:p>4.577034</text:p>
          </table:table-cell>
          <table:table-cell/>
          <table:table-cell table:style-name="ce2" office:value-type="string">
            <text:p>5*10^7</text:p>
          </table:table-cell>
          <table:table-cell table:style-name="ce4" table:formula="of:=[.C101]/[.D101]" office:value-type="float" office:value="1.94777789632632">
            <text:p>1.95</text:p>
          </table:table-cell>
          <table:table-cell table:style-name="ce4" table:formula="of:=[.C101]/[.E101]" office:value-type="float" office:value="3.32483417187761">
            <text:p>3.32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string">
            <text:p>10^8</text:p>
          </table:table-cell>
          <table:table-cell office:value-type="float" office:value="31.7271">
            <text:p>31.7271</text:p>
          </table:table-cell>
          <table:table-cell office:value-type="float" office:value="9.239726">
            <text:p>9.239726</text:p>
          </table:table-cell>
          <table:table-cell/>
          <table:table-cell table:style-name="ce2" office:value-type="string">
            <text:p>10^8</text:p>
          </table:table-cell>
          <table:table-cell table:style-name="ce4" table:formula="of:=[.C102]/[.D102]" office:value-type="float" office:value="1.94435360139123">
            <text:p>1.94</text:p>
          </table:table-cell>
          <table:table-cell table:style-name="ce4" table:formula="of:=[.C102]/[.E102]" office:value-type="float" office:value="3.41700840244975">
            <text:p>3.42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string">
            <text:p>2*10^8</text:p>
          </table:table-cell>
          <table:table-cell office:value-type="float" office:value="70.60914">
            <text:p>70.60914</text:p>
          </table:table-cell>
          <table:table-cell office:value-type="float" office:value="20.27082">
            <text:p>20.27082</text:p>
          </table:table-cell>
          <table:table-cell/>
          <table:table-cell table:style-name="ce2" office:value-type="string">
            <text:p>2*10^8</text:p>
          </table:table-cell>
          <table:table-cell table:style-name="ce4" table:formula="of:=[.C103]/[.D103]" office:value-type="float" office:value="1.96380882921322">
            <text:p>1.96</text:p>
          </table:table-cell>
          <table:table-cell table:style-name="ce4" table:formula="of:=[.C103]/[.E103]" office:value-type="float" office:value="3.49219374930429">
            <text:p>3.49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string">
            <text:p>5*10^8</text:p>
          </table:table-cell>
          <table:table-cell office:value-type="float" office:value="167.6344">
            <text:p>167.6344</text:p>
          </table:table-cell>
          <table:table-cell office:value-type="float" office:value="47.11812">
            <text:p>47.11812</text:p>
          </table:table-cell>
          <table:table-cell/>
          <table:table-cell table:style-name="ce2" office:value-type="string">
            <text:p>5*10^8</text:p>
          </table:table-cell>
          <table:table-cell table:style-name="ce4" table:formula="of:=[.C104]/[.D104]" office:value-type="float" office:value="1.96258406698604">
            <text:p>1.96</text:p>
          </table:table-cell>
          <table:table-cell table:style-name="ce4" table:formula="of:=[.C104]/[.E104]" office:value-type="float" office:value="3.51919983947082">
            <text:p>3.52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string">
            <text:p>10^9</text:p>
          </table:table-cell>
          <table:table-cell office:value-type="float" office:value="284.209">
            <text:p>284.209</text:p>
          </table:table-cell>
          <table:table-cell office:value-type="float" office:value="78.997025">
            <text:p>78.997025</text:p>
          </table:table-cell>
          <table:table-cell/>
          <table:table-cell table:style-name="ce2" office:value-type="string">
            <text:p>10^9</text:p>
          </table:table-cell>
          <table:table-cell table:style-name="ce4" table:formula="of:=[.C105]/[.D105]" office:value-type="float" office:value="1.97992516265952">
            <text:p>1.98</text:p>
          </table:table-cell>
          <table:table-cell table:style-name="ce4" table:formula="of:=[.C105]/[.E105]" office:value-type="float" office:value="3.59194638760473">
            <text:p>3.59</text:p>
          </table:table-cell>
          <table:table-cell/>
          <table:table-cell table:style-name="ce2"/>
          <table:table-cell table:number-columns-repeated="3"/>
        </table:table-row>
        <table:table-row table:style-name="ro1" table:number-rows-repeated="52"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speedup over sequential</text:p>
          </table:table-cell>
          <table:table-cell table:number-columns-repeated="10"/>
        </table:table-row>
        <table:table-row table:style-name="ro1">
          <table:table-cell/>
          <table:table-cell/>
          <table:table-cell office:value-type="string">
            <text:p>OpenMP 2 threads</text:p>
          </table:table-cell>
          <table:table-cell office:value-type="string">
            <text:p>OpenMP 4 threads</text:p>
          </table:table-cell>
          <table:table-cell office:value-type="string">
            <text:p>pthread 2 threads</text:p>
          </table:table-cell>
          <table:table-cell office:value-type="string">
            <text:p>pthread 4 threads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>
            <text:p>10^6</text:p>
          </table:table-cell>
          <table:table-cell office:value-type="float" office:value="1.86647454550558">
            <text:p>1.8664745455</text:p>
          </table:table-cell>
          <table:table-cell office:value-type="float" office:value="3.01242310123591">
            <text:p>3.0124231012</text:p>
          </table:table-cell>
          <table:table-cell office:value-type="float" office:value="1.93127400680274">
            <text:p>1.9312740068</text:p>
          </table:table-cell>
          <table:table-cell office:value-type="float" office:value="2.93393331327741">
            <text:p>2.9339333133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>
            <text:p>2*10^6</text:p>
          </table:table-cell>
          <table:table-cell office:value-type="float" office:value="1.94336406111883">
            <text:p>1.9433640611</text:p>
          </table:table-cell>
          <table:table-cell office:value-type="float" office:value="3.14958075253866">
            <text:p>3.1495807525</text:p>
          </table:table-cell>
          <table:table-cell office:value-type="float" office:value="1.95853302151613">
            <text:p>1.9585330215</text:p>
          </table:table-cell>
          <table:table-cell office:value-type="float" office:value="3.0262471149717">
            <text:p>3.026247115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>
            <text:p>5*10^6</text:p>
          </table:table-cell>
          <table:table-cell office:value-type="float" office:value="1.95294830809765">
            <text:p>1.9529483081</text:p>
          </table:table-cell>
          <table:table-cell office:value-type="float" office:value="3.15992864626101">
            <text:p>3.1599286463</text:p>
          </table:table-cell>
          <table:table-cell office:value-type="float" office:value="1.94515196126473">
            <text:p>1.9451519613</text:p>
          </table:table-cell>
          <table:table-cell office:value-type="float" office:value="3.12003398666001">
            <text:p>3.1200339867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>
            <text:p>10^7</text:p>
          </table:table-cell>
          <table:table-cell office:value-type="float" office:value="1.94485233612215">
            <text:p>1.9448523361</text:p>
          </table:table-cell>
          <table:table-cell office:value-type="float" office:value="3.21720090417616">
            <text:p>3.2172009042</text:p>
          </table:table-cell>
          <table:table-cell office:value-type="float" office:value="1.95334312881052">
            <text:p>1.9533431288</text:p>
          </table:table-cell>
          <table:table-cell office:value-type="float" office:value="3.1599944701176">
            <text:p>3.1599944701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>
            <text:p>5*10^7</text:p>
          </table:table-cell>
          <table:table-cell office:value-type="float" office:value="1.94777789632632">
            <text:p>1.9477778963</text:p>
          </table:table-cell>
          <table:table-cell office:value-type="float" office:value="3.32483417187761">
            <text:p>3.3248341719</text:p>
          </table:table-cell>
          <table:table-cell office:value-type="float" office:value="1.89622605776748">
            <text:p>1.8962260578</text:p>
          </table:table-cell>
          <table:table-cell office:value-type="float" office:value="3.21405642862856">
            <text:p>3.2140564286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>
            <text:p>10^8</text:p>
          </table:table-cell>
          <table:table-cell office:value-type="float" office:value="1.94435360139123">
            <text:p>1.9443536014</text:p>
          </table:table-cell>
          <table:table-cell office:value-type="float" office:value="3.41700840244975">
            <text:p>3.4170084024</text:p>
          </table:table-cell>
          <table:table-cell office:value-type="float" office:value="1.953942770931">
            <text:p>1.9539427709</text:p>
          </table:table-cell>
          <table:table-cell office:value-type="float" office:value="3.27094455510131">
            <text:p>3.2709445551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>
            <text:p>2*10^8</text:p>
          </table:table-cell>
          <table:table-cell office:value-type="float" office:value="1.96380882921322">
            <text:p>1.9638088292</text:p>
          </table:table-cell>
          <table:table-cell office:value-type="float" office:value="3.49219374930429">
            <text:p>3.4921937493</text:p>
          </table:table-cell>
          <table:table-cell office:value-type="float" office:value="1.9277315675917">
            <text:p>1.9277315676</text:p>
          </table:table-cell>
          <table:table-cell office:value-type="float" office:value="3.3475673566628">
            <text:p>3.3475673567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>
            <text:p>5*10^8</text:p>
          </table:table-cell>
          <table:table-cell office:value-type="float" office:value="1.96258406698604">
            <text:p>1.962584067</text:p>
          </table:table-cell>
          <table:table-cell office:value-type="float" office:value="3.51919983947082">
            <text:p>3.5191998395</text:p>
          </table:table-cell>
          <table:table-cell office:value-type="float" office:value="1.93678689054765">
            <text:p>1.9367868905</text:p>
          </table:table-cell>
          <table:table-cell office:value-type="float" office:value="3.39373049441524">
            <text:p>3.3937304944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>
            <text:p>10^9</text:p>
          </table:table-cell>
          <table:table-cell office:value-type="float" office:value="1.97992516265952">
            <text:p>1.9799251627</text:p>
          </table:table-cell>
          <table:table-cell office:value-type="float" office:value="3.59194638760473">
            <text:p>3.5919463876</text:p>
          </table:table-cell>
          <table:table-cell office:value-type="float" office:value="1.97723545922982">
            <text:p>1.9772354592</text:p>
          </table:table-cell>
          <table:table-cell office:value-type="float" office:value="3.42998607050592">
            <text:p>3.429986070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15T14:52:38</dc:date>
    <dc:creator>Albert </dc:creator>
    <meta:generator>LibreOffice/3.5$Linux_X86_64 LibreOffice_project/350m1$Build-2</meta:generator>
    <meta:editing-duration>P1DT20H15M44S</meta:editing-duration>
    <meta:editing-cycles>3</meta:editing-cycles>
    <meta:document-statistic meta:table-count="1" meta:cell-count="63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245cm" svg:height="9.819cm" xlink:href=".." xlink:type="simple" chart:class="chart:line" chart:style-name="ch1">
        <chart:title svg:x="6.896cm" svg:y="0.332cm" chart:style-name="ch2">
          <text:p>OpenMP Parallel Sort</text:p>
        </chart:title>
        <chart:legend chart:legend-position="end" svg:x="14.017cm" svg:y="4.112cm" style:legend-expansion="high" chart:style-name="ch3"/>
        <chart:plot-area chart:style-name="ch4" table:cell-range-address="Sheet1.B96:Sheet1.E105" chart:data-source-has-labels="both" svg:x="1.375cm" svg:y="1.699cm" svg:width="11.914cm" svg:height="6.943cm">
          <chartooo:coordinate-region svg:x="2.182cm" svg:y="1.898cm" svg:width="10.748cm" svg:height="6.097cm"/>
          <chart:axis chart:dimension="x" chart:name="primary-x" chart:style-name="ch5" chartooo:axis-type="auto">
            <chartooo:date-scale/>
            <chart:title svg:x="5.343cm" svg:y="8.838cm" chart:style-name="ch6">
              <text:p>size of float list to be sorted</text:p>
            </chart:title>
            <chart:categories table:cell-range-address="Sheet1.B97:Sheet1.B105"/>
          </chart:axis>
          <chart:axis chart:dimension="y" chart:name="primary-y" chart:style-name="ch5">
            <chart:title svg:x="0.451cm" svg:y="5.968cm" chart:style-name="ch7">
              <text:p>time (sec.)</text:p>
            </chart:title>
            <chart:grid chart:style-name="ch8" chart:class="major"/>
          </chart:axis>
          <chart:series chart:style-name="ch9" chart:values-cell-range-address="Sheet1.C97:Sheet1.C105" chart:label-cell-address="Sheet1.C96:Sheet1.C96" chart:class="chart:line">
            <chart:data-point chart:repeated="9"/>
          </chart:series>
          <chart:series chart:style-name="ch10" chart:values-cell-range-address="Sheet1.D97:Sheet1.D105" chart:label-cell-address="Sheet1.D96:Sheet1.D96" chart:class="chart:line">
            <chart:data-point chart:repeated="9"/>
          </chart:series>
          <chart:series chart:style-name="ch11" chart:values-cell-range-address="Sheet1.E97:Sheet1.E105" chart:label-cell-address="Sheet1.E96:Sheet1.E96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Sheet1.C96:Sheet1.C96</svg:desc>
                </draw:g>
              </table:table-cell>
              <table:table-cell office:value-type="string">
                <text:p>OpenMP 2 threads</text:p>
                <draw:g>
                  <svg:desc>Sheet1.D96:Sheet1.D96</svg:desc>
                </draw:g>
              </table:table-cell>
              <table:table-cell office:value-type="string">
                <text:p>OpenMP 4 threads</text:p>
                <draw:g>
                  <svg:desc>Sheet1.E96:Sheet1.E9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^6</text:p>
                <draw:g>
                  <svg:desc>Sheet1.B97:Sheet1.B105</svg:desc>
                </draw:g>
              </table:table-cell>
              <table:table-cell office:value-type="float" office:value="0.1994832">
                <text:p>0.1994832</text:p>
                <draw:g>
                  <svg:desc>Sheet1.C97:Sheet1.C105</svg:desc>
                </draw:g>
              </table:table-cell>
              <table:table-cell office:value-type="float" office:value="0.106877">
                <text:p>0.106877</text:p>
                <draw:g>
                  <svg:desc>Sheet1.D97:Sheet1.D105</svg:desc>
                </draw:g>
              </table:table-cell>
              <table:table-cell office:value-type="float" office:value="0.06622018">
                <text:p>0.06622018</text:p>
                <draw:g>
                  <svg:desc>Sheet1.E97:Sheet1.E105</svg:desc>
                </draw:g>
              </table:table-cell>
            </table:table-row>
            <table:table-row>
              <table:table-cell office:value-type="string">
                <text:p>2*10^6</text:p>
              </table:table-cell>
              <table:table-cell office:value-type="float" office:value="0.4185944">
                <text:p>0.4185944</text:p>
              </table:table-cell>
              <table:table-cell office:value-type="float" office:value="0.2153968">
                <text:p>0.2153968</text:p>
              </table:table-cell>
              <table:table-cell office:value-type="float" office:value="0.1329048">
                <text:p>0.1329048</text:p>
              </table:table-cell>
            </table:table-row>
            <table:table-row>
              <table:table-cell office:value-type="string">
                <text:p>5*10^6</text:p>
              </table:table-cell>
              <table:table-cell office:value-type="float" office:value="1.115992">
                <text:p>1.115992</text:p>
              </table:table-cell>
              <table:table-cell office:value-type="float" office:value="0.5714396">
                <text:p>0.5714396</text:p>
              </table:table-cell>
              <table:table-cell office:value-type="float" office:value="0.35317">
                <text:p>0.35317</text:p>
              </table:table-cell>
            </table:table-row>
            <table:table-row>
              <table:table-cell office:value-type="string">
                <text:p>10^7</text:p>
              </table:table-cell>
              <table:table-cell office:value-type="float" office:value="2.316218">
                <text:p>2.316218</text:p>
              </table:table-cell>
              <table:table-cell office:value-type="float" office:value="1.190948">
                <text:p>1.190948</text:p>
              </table:table-cell>
              <table:table-cell office:value-type="float" office:value="0.7199482">
                <text:p>0.7199482</text:p>
              </table:table-cell>
            </table:table-row>
            <table:table-row>
              <table:table-cell office:value-type="string">
                <text:p>5*10^7</text:p>
              </table:table-cell>
              <table:table-cell office:value-type="float" office:value="12.66952">
                <text:p>12.66952</text:p>
              </table:table-cell>
              <table:table-cell office:value-type="float" office:value="6.504602">
                <text:p>6.504602</text:p>
              </table:table-cell>
              <table:table-cell office:value-type="float" office:value="3.810572">
                <text:p>3.810572</text:p>
              </table:table-cell>
            </table:table-row>
            <table:table-row>
              <table:table-cell office:value-type="string">
                <text:p>10^8</text:p>
              </table:table-cell>
              <table:table-cell office:value-type="float" office:value="26.20732">
                <text:p>26.20732</text:p>
              </table:table-cell>
              <table:table-cell office:value-type="float" office:value="13.47868">
                <text:p>13.47868</text:p>
              </table:table-cell>
              <table:table-cell office:value-type="float" office:value="7.669668">
                <text:p>7.669668</text:p>
              </table:table-cell>
            </table:table-row>
            <table:table-row>
              <table:table-cell office:value-type="string">
                <text:p>2*10^8</text:p>
              </table:table-cell>
              <table:table-cell office:value-type="float" office:value="53.9604">
                <text:p>53.9604</text:p>
              </table:table-cell>
              <table:table-cell office:value-type="float" office:value="27.47742">
                <text:p>27.47742</text:p>
              </table:table-cell>
              <table:table-cell office:value-type="float" office:value="15.45172">
                <text:p>15.45172</text:p>
              </table:table-cell>
            </table:table-row>
            <table:table-row>
              <table:table-cell office:value-type="string">
                <text:p>5*10^8</text:p>
              </table:table-cell>
              <table:table-cell office:value-type="float" office:value="138.1994">
                <text:p>138.1994</text:p>
              </table:table-cell>
              <table:table-cell office:value-type="float" office:value="70.41706">
                <text:p>70.41706</text:p>
              </table:table-cell>
              <table:table-cell office:value-type="float" office:value="39.27012">
                <text:p>39.27012</text:p>
              </table:table-cell>
            </table:table-row>
            <table:table-row>
              <table:table-cell office:value-type="string">
                <text:p>10^9</text:p>
              </table:table-cell>
              <table:table-cell office:value-type="float" office:value="283.6124">
                <text:p>283.6124</text:p>
              </table:table-cell>
              <table:table-cell office:value-type="float" office:value="143.244">
                <text:p>143.244</text:p>
              </table:table-cell>
              <table:table-cell office:value-type="float" office:value="78.95786">
                <text:p>78.957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814cm" svg:height="9.792cm" xlink:href=".." xlink:type="simple" chart:class="chart:line" chart:style-name="ch1">
        <chart:title svg:x="4.99cm" svg:y="0.331cm" chart:style-name="ch2">
          <text:p>OpenMP Parallel Sort Normalized</text:p>
        </chart:title>
        <chart:legend chart:legend-position="end" svg:x="12.586cm" svg:y="4.099cm" style:legend-expansion="high" chart:style-name="ch3"/>
        <chart:plot-area chart:style-name="ch4" table:cell-range-address="Sheet1.G96:Sheet1.J105" chart:data-source-has-labels="both" svg:x="1.347cm" svg:y="1.695cm" svg:width="10.567cm" svg:height="6.921cm">
          <chartooo:coordinate-region svg:x="2.074cm" svg:y="1.895cm" svg:width="9.481cm" svg:height="6.074cm"/>
          <chart:axis chart:dimension="x" chart:name="primary-x" chart:style-name="ch5" chartooo:axis-type="auto">
            <chartooo:date-scale/>
            <chart:title svg:x="5.369cm" svg:y="8.811cm" chart:style-name="ch6">
              <text:p>Size of list to sort</text:p>
            </chart:title>
            <chart:categories table:cell-range-address="Sheet1.G97:Sheet1.G105"/>
          </chart:axis>
          <chart:axis chart:dimension="y" chart:name="primary-y" chart:style-name="ch5">
            <chart:title svg:x="0.451cm" svg:y="6.39cm" chart:style-name="ch7">
              <text:p>Normalized time</text:p>
            </chart:title>
            <chart:grid chart:style-name="ch8" chart:class="major"/>
          </chart:axis>
          <chart:series chart:style-name="ch9" chart:values-cell-range-address="Sheet1.H97:Sheet1.H105" chart:label-cell-address="Sheet1.H96:Sheet1.H96" chart:class="chart:line">
            <chart:data-point chart:repeated="9"/>
          </chart:series>
          <chart:series chart:style-name="ch10" chart:values-cell-range-address="Sheet1.I97:Sheet1.I105" chart:label-cell-address="Sheet1.I96:Sheet1.I96" chart:class="chart:line">
            <chart:data-point chart:repeated="9"/>
          </chart:series>
          <chart:series chart:style-name="ch11" chart:values-cell-range-address="Sheet1.J97:Sheet1.J105" chart:label-cell-address="Sheet1.J96:Sheet1.J96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Sheet1.H96:Sheet1.H96</svg:desc>
                </draw:g>
              </table:table-cell>
              <table:table-cell office:value-type="string">
                <text:p>OpenMP 2 threads</text:p>
                <draw:g>
                  <svg:desc>Sheet1.I96:Sheet1.I96</svg:desc>
                </draw:g>
              </table:table-cell>
              <table:table-cell office:value-type="string">
                <text:p>OpenMP 4 threads</text:p>
                <draw:g>
                  <svg:desc>Sheet1.J96:Sheet1.J9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^6</text:p>
                <draw:g>
                  <svg:desc>Sheet1.G97:Sheet1.G105</svg:desc>
                </draw:g>
              </table:table-cell>
              <table:table-cell office:value-type="float" office:value="1">
                <text:p>1</text:p>
                <draw:g>
                  <svg:desc>Sheet1.H97:Sheet1.H105</svg:desc>
                </draw:g>
              </table:table-cell>
              <table:table-cell office:value-type="float" office:value="0.535769428202475">
                <text:p>0.535769428202475</text:p>
                <draw:g>
                  <svg:desc>Sheet1.I97:Sheet1.I105</svg:desc>
                </draw:g>
              </table:table-cell>
              <table:table-cell office:value-type="float" office:value="0.331958681232304">
                <text:p>0.331958681232304</text:p>
                <draw:g>
                  <svg:desc>Sheet1.J97:Sheet1.J105</svg:desc>
                </draw:g>
              </table:table-cell>
            </table:table-row>
            <table:table-row>
              <table:table-cell office:value-type="string">
                <text:p>2*10^6</text:p>
              </table:table-cell>
              <table:table-cell office:value-type="float" office:value="1">
                <text:p>1</text:p>
              </table:table-cell>
              <table:table-cell office:value-type="float" office:value="0.514571623509536">
                <text:p>0.514571623509536</text:p>
              </table:table-cell>
              <table:table-cell office:value-type="float" office:value="0.317502575285288">
                <text:p>0.317502575285288</text:p>
              </table:table-cell>
            </table:table-row>
            <table:table-row>
              <table:table-cell office:value-type="string">
                <text:p>5*10^6</text:p>
              </table:table-cell>
              <table:table-cell office:value-type="float" office:value="1">
                <text:p>1</text:p>
              </table:table-cell>
              <table:table-cell office:value-type="float" office:value="0.512046322912709">
                <text:p>0.512046322912709</text:p>
              </table:table-cell>
              <table:table-cell office:value-type="float" office:value="0.316462842027541">
                <text:p>0.316462842027541</text:p>
              </table:table-cell>
            </table:table-row>
            <table:table-row>
              <table:table-cell office:value-type="string">
                <text:p>10^7</text:p>
              </table:table-cell>
              <table:table-cell office:value-type="float" office:value="1">
                <text:p>1</text:p>
              </table:table-cell>
              <table:table-cell office:value-type="float" office:value="0.51417785372534">
                <text:p>0.51417785372534</text:p>
              </table:table-cell>
              <table:table-cell office:value-type="float" office:value="0.310829205195711">
                <text:p>0.310829205195711</text:p>
              </table:table-cell>
            </table:table-row>
            <table:table-row>
              <table:table-cell office:value-type="string">
                <text:p>5*10^7</text:p>
              </table:table-cell>
              <table:table-cell office:value-type="float" office:value="1">
                <text:p>1</text:p>
              </table:table-cell>
              <table:table-cell office:value-type="float" office:value="0.513405559168777">
                <text:p>0.513405559168777</text:p>
              </table:table-cell>
              <table:table-cell office:value-type="float" office:value="0.300766879881795">
                <text:p>0.300766879881795</text:p>
              </table:table-cell>
            </table:table-row>
            <table:table-row>
              <table:table-cell office:value-type="string">
                <text:p>10^8</text:p>
              </table:table-cell>
              <table:table-cell office:value-type="float" office:value="1">
                <text:p>1</text:p>
              </table:table-cell>
              <table:table-cell office:value-type="float" office:value="0.514309742468898">
                <text:p>0.514309742468898</text:p>
              </table:table-cell>
              <table:table-cell office:value-type="float" office:value="0.292653655543566">
                <text:p>0.292653655543566</text:p>
              </table:table-cell>
            </table:table-row>
            <table:table-row>
              <table:table-cell office:value-type="string">
                <text:p>2*10^8</text:p>
              </table:table-cell>
              <table:table-cell office:value-type="float" office:value="1">
                <text:p>1</text:p>
              </table:table-cell>
              <table:table-cell office:value-type="float" office:value="0.50921453510352">
                <text:p>0.50921453510352</text:p>
              </table:table-cell>
              <table:table-cell office:value-type="float" office:value="0.286352955130058">
                <text:p>0.286352955130058</text:p>
              </table:table-cell>
            </table:table-row>
            <table:table-row>
              <table:table-cell office:value-type="string">
                <text:p>5*10^8</text:p>
              </table:table-cell>
              <table:table-cell office:value-type="float" office:value="1">
                <text:p>1</text:p>
              </table:table-cell>
              <table:table-cell office:value-type="float" office:value="0.509532313454328">
                <text:p>0.509532313454328</text:p>
              </table:table-cell>
              <table:table-cell office:value-type="float" office:value="0.284155502845888">
                <text:p>0.284155502845888</text:p>
              </table:table-cell>
            </table:table-row>
            <table:table-row>
              <table:table-cell office:value-type="string">
                <text:p>10^9</text:p>
              </table:table-cell>
              <table:table-cell office:value-type="float" office:value="1">
                <text:p>1</text:p>
              </table:table-cell>
              <table:table-cell office:value-type="float" office:value="0.505069594982448">
                <text:p>0.505069594982448</text:p>
              </table:table-cell>
              <table:table-cell office:value-type="float" office:value="0.278400591793589">
                <text:p>0.2784005917935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9cm" svg:height="8.992cm" xlink:href=".." xlink:type="simple" chart:class="chart:line" chart:style-name="ch1">
        <chart:title svg:x="4.842cm" svg:y="0.315cm" chart:style-name="ch2">
          <text:p>OpenMP Parallel Sort Speedup</text:p>
        </chart:title>
        <chart:legend chart:legend-position="end" svg:x="13.216cm" svg:y="3.948cm" style:legend-expansion="high" chart:style-name="ch3"/>
        <chart:plot-area chart:style-name="ch4" table:cell-range-address="Sheet1.F110:Sheet1.H119" chart:data-source-has-labels="both" svg:x="1.33cm" svg:y="1.631cm" svg:width="11.248cm" svg:height="6.201cm">
          <chartooo:coordinate-region svg:x="2.242cm" svg:y="1.83cm" svg:width="9.977cm" svg:height="5.355cm"/>
          <chart:axis chart:dimension="x" chart:name="primary-x" chart:style-name="ch5" chartooo:axis-type="auto">
            <chartooo:date-scale/>
            <chart:title svg:x="5.243cm" svg:y="8.011cm" chart:style-name="ch6">
              <text:p>Size of list to be sorted.</text:p>
            </chart:title>
            <chart:categories table:cell-range-address="Sheet1.F111:Sheet1.F119"/>
          </chart:axis>
          <chart:axis chart:dimension="y" chart:name="primary-y" chart:style-name="ch7">
            <chart:title svg:x="0.451cm" svg:y="6.151cm" chart:style-name="ch8">
              <text:p>Speedup achieved</text:p>
            </chart:title>
            <chart:grid chart:style-name="ch9" chart:class="major"/>
          </chart:axis>
          <chart:series chart:style-name="ch10" chart:values-cell-range-address="Sheet1.G111:Sheet1.G119" chart:label-cell-address="Sheet1.G110:Sheet1.G110" chart:class="chart:line">
            <chart:data-point chart:repeated="9"/>
          </chart:series>
          <chart:series chart:style-name="ch11" chart:values-cell-range-address="Sheet1.H111:Sheet1.H119" chart:label-cell-address="Sheet1.H110:Sheet1.H110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threads</text:p>
                <draw:g>
                  <svg:desc>Sheet1.G110:Sheet1.G110</svg:desc>
                </draw:g>
              </table:table-cell>
              <table:table-cell office:value-type="string">
                <text:p>4 threads</text:p>
                <draw:g>
                  <svg:desc>Sheet1.H110:Sheet1.H1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^6</text:p>
                <draw:g>
                  <svg:desc>Sheet1.F111:Sheet1.F119</svg:desc>
                </draw:g>
              </table:table-cell>
              <table:table-cell office:value-type="float" office:value="1.86647454550558">
                <text:p>1.86647454550558</text:p>
                <draw:g>
                  <svg:desc>Sheet1.G111:Sheet1.G119</svg:desc>
                </draw:g>
              </table:table-cell>
              <table:table-cell office:value-type="float" office:value="3.01242310123591">
                <text:p>3.01242310123591</text:p>
                <draw:g>
                  <svg:desc>Sheet1.H111:Sheet1.H119</svg:desc>
                </draw:g>
              </table:table-cell>
            </table:table-row>
            <table:table-row>
              <table:table-cell office:value-type="string">
                <text:p>2*10^6</text:p>
              </table:table-cell>
              <table:table-cell office:value-type="float" office:value="1.94336406111883">
                <text:p>1.94336406111883</text:p>
              </table:table-cell>
              <table:table-cell office:value-type="float" office:value="3.14958075253866">
                <text:p>3.14958075253866</text:p>
              </table:table-cell>
            </table:table-row>
            <table:table-row>
              <table:table-cell office:value-type="string">
                <text:p>5*10^6</text:p>
              </table:table-cell>
              <table:table-cell office:value-type="float" office:value="1.95294830809765">
                <text:p>1.95294830809765</text:p>
              </table:table-cell>
              <table:table-cell office:value-type="float" office:value="3.15992864626101">
                <text:p>3.15992864626101</text:p>
              </table:table-cell>
            </table:table-row>
            <table:table-row>
              <table:table-cell office:value-type="string">
                <text:p>10^7</text:p>
              </table:table-cell>
              <table:table-cell office:value-type="float" office:value="1.94485233612215">
                <text:p>1.94485233612215</text:p>
              </table:table-cell>
              <table:table-cell office:value-type="float" office:value="3.21720090417616">
                <text:p>3.21720090417616</text:p>
              </table:table-cell>
            </table:table-row>
            <table:table-row>
              <table:table-cell office:value-type="string">
                <text:p>5*10^7</text:p>
              </table:table-cell>
              <table:table-cell office:value-type="float" office:value="1.94777789632632">
                <text:p>1.94777789632632</text:p>
              </table:table-cell>
              <table:table-cell office:value-type="float" office:value="3.32483417187761">
                <text:p>3.32483417187761</text:p>
              </table:table-cell>
            </table:table-row>
            <table:table-row>
              <table:table-cell office:value-type="string">
                <text:p>10^8</text:p>
              </table:table-cell>
              <table:table-cell office:value-type="float" office:value="1.94435360139123">
                <text:p>1.94435360139123</text:p>
              </table:table-cell>
              <table:table-cell office:value-type="float" office:value="3.41700840244975">
                <text:p>3.41700840244975</text:p>
              </table:table-cell>
            </table:table-row>
            <table:table-row>
              <table:table-cell office:value-type="string">
                <text:p>2*10^8</text:p>
              </table:table-cell>
              <table:table-cell office:value-type="float" office:value="1.96380882921322">
                <text:p>1.96380882921322</text:p>
              </table:table-cell>
              <table:table-cell office:value-type="float" office:value="3.49219374930429">
                <text:p>3.49219374930429</text:p>
              </table:table-cell>
            </table:table-row>
            <table:table-row>
              <table:table-cell office:value-type="string">
                <text:p>5*10^8</text:p>
              </table:table-cell>
              <table:table-cell office:value-type="float" office:value="1.96258406698604">
                <text:p>1.96258406698604</text:p>
              </table:table-cell>
              <table:table-cell office:value-type="float" office:value="3.51919983947082">
                <text:p>3.51919983947082</text:p>
              </table:table-cell>
            </table:table-row>
            <table:table-row>
              <table:table-cell office:value-type="string">
                <text:p>10^9</text:p>
              </table:table-cell>
              <table:table-cell office:value-type="float" office:value="1.97992516265952">
                <text:p>1.97992516265952</text:p>
              </table:table-cell>
              <table:table-cell office:value-type="float" office:value="3.59194638760473">
                <text:p>3.591946387604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.5" chart:interval-major="0.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153cm" svg:height="10.512cm" xlink:href=".." xlink:type="simple" chart:class="chart:line" chart:style-name="ch1">
        <chart:title svg:x="8.069cm" svg:y="0.346cm" chart:style-name="ch2">
          <text:p>OpenMP vs Pthread Speedup</text:p>
        </chart:title>
        <chart:legend chart:legend-position="end" svg:x="17.925cm" svg:y="4.21cm" style:legend-expansion="high" chart:style-name="ch3"/>
        <chart:plot-area chart:style-name="ch4" table:cell-range-address="Sheet1.B173:Sheet1.F182" chart:data-source-has-labels="both" svg:x="1.454cm" svg:y="1.755cm" svg:width="15.585cm" svg:height="7.566cm">
          <chartooo:coordinate-region svg:x="2.366cm" svg:y="1.955cm" svg:width="14.314cm" svg:height="6.719cm"/>
          <chart:axis chart:dimension="x" chart:name="primary-x" chart:style-name="ch5" chartooo:axis-type="auto">
            <chartooo:date-scale/>
            <chart:title svg:x="8.527cm" svg:y="9.531cm" chart:style-name="ch6">
              <text:p>Speedup</text:p>
            </chart:title>
            <chart:categories table:cell-range-address="Sheet1.B174:Sheet1.B182"/>
          </chart:axis>
          <chart:axis chart:dimension="y" chart:name="primary-y" chart:style-name="ch7">
            <chart:title svg:x="0.451cm" svg:y="6.376cm" chart:style-name="ch8">
              <text:p>Size of List</text:p>
            </chart:title>
            <chart:grid chart:style-name="ch9" chart:class="major"/>
          </chart:axis>
          <chart:series chart:style-name="ch10" chart:values-cell-range-address="Sheet1.C174:Sheet1.C182" chart:label-cell-address="Sheet1.C173:Sheet1.C173" chart:class="chart:line">
            <chart:data-point chart:repeated="9"/>
          </chart:series>
          <chart:series chart:style-name="ch11" chart:values-cell-range-address="Sheet1.D174:Sheet1.D182" chart:label-cell-address="Sheet1.D173:Sheet1.D173" chart:class="chart:line">
            <chart:data-point chart:repeated="9"/>
          </chart:series>
          <chart:series chart:style-name="ch12" chart:values-cell-range-address="Sheet1.E174:Sheet1.E182" chart:label-cell-address="Sheet1.E173:Sheet1.E173" chart:class="chart:line">
            <chart:data-point chart:repeated="9"/>
          </chart:series>
          <chart:series chart:style-name="ch13" chart:values-cell-range-address="Sheet1.F174:Sheet1.F182" chart:label-cell-address="Sheet1.F173:Sheet1.F173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MP 2 threads</text:p>
                <draw:g>
                  <svg:desc>Sheet1.C173:Sheet1.C173</svg:desc>
                </draw:g>
              </table:table-cell>
              <table:table-cell office:value-type="string">
                <text:p>OpenMP 4 threads</text:p>
                <draw:g>
                  <svg:desc>Sheet1.D173:Sheet1.D173</svg:desc>
                </draw:g>
              </table:table-cell>
              <table:table-cell office:value-type="string">
                <text:p>pthread 2 threads</text:p>
                <draw:g>
                  <svg:desc>Sheet1.E173:Sheet1.E173</svg:desc>
                </draw:g>
              </table:table-cell>
              <table:table-cell office:value-type="string">
                <text:p>pthread 4 threads</text:p>
                <draw:g>
                  <svg:desc>Sheet1.F173:Sheet1.F1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^6</text:p>
                <draw:g>
                  <svg:desc>Sheet1.B174:Sheet1.B182</svg:desc>
                </draw:g>
              </table:table-cell>
              <table:table-cell office:value-type="float" office:value="1.86647454550558">
                <text:p>1.86647454550558</text:p>
                <draw:g>
                  <svg:desc>Sheet1.C174:Sheet1.C182</svg:desc>
                </draw:g>
              </table:table-cell>
              <table:table-cell office:value-type="float" office:value="3.01242310123591">
                <text:p>3.01242310123591</text:p>
                <draw:g>
                  <svg:desc>Sheet1.D174:Sheet1.D182</svg:desc>
                </draw:g>
              </table:table-cell>
              <table:table-cell office:value-type="float" office:value="1.93127400680274">
                <text:p>1.93127400680274</text:p>
                <draw:g>
                  <svg:desc>Sheet1.E174:Sheet1.E182</svg:desc>
                </draw:g>
              </table:table-cell>
              <table:table-cell office:value-type="float" office:value="2.93393331327741">
                <text:p>2.93393331327741</text:p>
                <draw:g>
                  <svg:desc>Sheet1.F174:Sheet1.F182</svg:desc>
                </draw:g>
              </table:table-cell>
            </table:table-row>
            <table:table-row>
              <table:table-cell office:value-type="string">
                <text:p>2*10^6</text:p>
              </table:table-cell>
              <table:table-cell office:value-type="float" office:value="1.94336406111883">
                <text:p>1.94336406111883</text:p>
              </table:table-cell>
              <table:table-cell office:value-type="float" office:value="3.14958075253866">
                <text:p>3.14958075253866</text:p>
              </table:table-cell>
              <table:table-cell office:value-type="float" office:value="1.95853302151613">
                <text:p>1.95853302151613</text:p>
              </table:table-cell>
              <table:table-cell office:value-type="float" office:value="3.0262471149717">
                <text:p>3.0262471149717</text:p>
              </table:table-cell>
            </table:table-row>
            <table:table-row>
              <table:table-cell office:value-type="string">
                <text:p>5*10^6</text:p>
              </table:table-cell>
              <table:table-cell office:value-type="float" office:value="1.95294830809765">
                <text:p>1.95294830809765</text:p>
              </table:table-cell>
              <table:table-cell office:value-type="float" office:value="3.15992864626101">
                <text:p>3.15992864626101</text:p>
              </table:table-cell>
              <table:table-cell office:value-type="float" office:value="1.94515196126473">
                <text:p>1.94515196126473</text:p>
              </table:table-cell>
              <table:table-cell office:value-type="float" office:value="3.12003398666001">
                <text:p>3.12003398666001</text:p>
              </table:table-cell>
            </table:table-row>
            <table:table-row>
              <table:table-cell office:value-type="string">
                <text:p>10^7</text:p>
              </table:table-cell>
              <table:table-cell office:value-type="float" office:value="1.94485233612215">
                <text:p>1.94485233612215</text:p>
              </table:table-cell>
              <table:table-cell office:value-type="float" office:value="3.21720090417616">
                <text:p>3.21720090417616</text:p>
              </table:table-cell>
              <table:table-cell office:value-type="float" office:value="1.95334312881052">
                <text:p>1.95334312881052</text:p>
              </table:table-cell>
              <table:table-cell office:value-type="float" office:value="3.1599944701176">
                <text:p>3.1599944701176</text:p>
              </table:table-cell>
            </table:table-row>
            <table:table-row>
              <table:table-cell office:value-type="string">
                <text:p>5*10^7</text:p>
              </table:table-cell>
              <table:table-cell office:value-type="float" office:value="1.94777789632632">
                <text:p>1.94777789632632</text:p>
              </table:table-cell>
              <table:table-cell office:value-type="float" office:value="3.32483417187761">
                <text:p>3.32483417187761</text:p>
              </table:table-cell>
              <table:table-cell office:value-type="float" office:value="1.89622605776748">
                <text:p>1.89622605776748</text:p>
              </table:table-cell>
              <table:table-cell office:value-type="float" office:value="3.21405642862856">
                <text:p>3.21405642862856</text:p>
              </table:table-cell>
            </table:table-row>
            <table:table-row>
              <table:table-cell office:value-type="string">
                <text:p>10^8</text:p>
              </table:table-cell>
              <table:table-cell office:value-type="float" office:value="1.94435360139123">
                <text:p>1.94435360139123</text:p>
              </table:table-cell>
              <table:table-cell office:value-type="float" office:value="3.41700840244975">
                <text:p>3.41700840244975</text:p>
              </table:table-cell>
              <table:table-cell office:value-type="float" office:value="1.953942770931">
                <text:p>1.953942770931</text:p>
              </table:table-cell>
              <table:table-cell office:value-type="float" office:value="3.27094455510131">
                <text:p>3.27094455510131</text:p>
              </table:table-cell>
            </table:table-row>
            <table:table-row>
              <table:table-cell office:value-type="string">
                <text:p>2*10^8</text:p>
              </table:table-cell>
              <table:table-cell office:value-type="float" office:value="1.96380882921322">
                <text:p>1.96380882921322</text:p>
              </table:table-cell>
              <table:table-cell office:value-type="float" office:value="3.49219374930429">
                <text:p>3.49219374930429</text:p>
              </table:table-cell>
              <table:table-cell office:value-type="float" office:value="1.9277315675917">
                <text:p>1.9277315675917</text:p>
              </table:table-cell>
              <table:table-cell office:value-type="float" office:value="3.3475673566628">
                <text:p>3.3475673566628</text:p>
              </table:table-cell>
            </table:table-row>
            <table:table-row>
              <table:table-cell office:value-type="string">
                <text:p>5*10^8</text:p>
              </table:table-cell>
              <table:table-cell office:value-type="float" office:value="1.96258406698604">
                <text:p>1.96258406698604</text:p>
              </table:table-cell>
              <table:table-cell office:value-type="float" office:value="3.51919983947082">
                <text:p>3.51919983947082</text:p>
              </table:table-cell>
              <table:table-cell office:value-type="float" office:value="1.93678689054765">
                <text:p>1.93678689054765</text:p>
              </table:table-cell>
              <table:table-cell office:value-type="float" office:value="3.39373049441524">
                <text:p>3.39373049441524</text:p>
              </table:table-cell>
            </table:table-row>
            <table:table-row>
              <table:table-cell office:value-type="string">
                <text:p>10^9</text:p>
              </table:table-cell>
              <table:table-cell office:value-type="float" office:value="1.97992516265952">
                <text:p>1.97992516265952</text:p>
              </table:table-cell>
              <table:table-cell office:value-type="float" office:value="3.59194638760473">
                <text:p>3.59194638760473</text:p>
              </table:table-cell>
              <table:table-cell office:value-type="float" office:value="1.97723545922982">
                <text:p>1.97723545922982</text:p>
              </table:table-cell>
              <table:table-cell office:value-type="float" office:value="3.42998607050592">
                <text:p>3.429986070505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